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Arial" svg:font-family="Arial" style:font-family-generic="swiss" style:font-pitch="fixed"/>
    <style:font-face style:name="ＭＳ Ｐゴシック" svg:font-family="'ＭＳ Ｐゴシック'" style:font-family-generic="swiss" style:font-pitch="fixed"/>
    <style:font-face style:name="Lohit Hindi" svg:font-family="'Lohit Hindi'" style:font-pitch="variable"/>
    <style:font-face style:name="Ubuntu" svg:font-family="Ubuntu" style:font-pitch="variable"/>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Title2_7e_LT_7e_Gliederung_20_1" style:list-style-name="">
      <style:paragraph-properties fo:margin-left="0.953cm" fo:margin-right="0cm" fo:margin-top="0.245cm" fo:margin-bottom="0cm" fo:line-height="90%" fo:text-align="start" style:justify-single-word="false" fo:text-indent="-0.953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 style:family="paragraph" style:parent-style-name="Title2_7e_LT_7e_Gliederung_20_1" style:list-style-name="">
      <style:paragraph-properties fo:margin-left="0.953cm" fo:margin-right="0cm" fo:margin-top="0.245cm" fo:margin-bottom="0cm" fo:line-height="90%" fo:text-align="start" style:justify-single-word="false" fo:text-indent="-0.953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WenQuanYi Micro Hei" style:font-size-asian="12pt" style:font-style-asian="normal" style:font-weight-asian="normal" style:font-name-complex="WenQuanYi Micro Hei" style:font-size-complex="12pt" style:font-style-complex="normal" style:font-weight-complex="normal" style:text-emphasize="none" style:text-overline-style="none" style:text-overline-color="font-color"/>
    </style:style>
    <style:style style:name="P3" style:family="paragraph" style:parent-style-name="Title2_7e_LT_7e_Gliederung_20_1" style:list-style-name="L1">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4" style:family="paragraph" style:parent-style-name="Title2_7e_LT_7e_Gliederung_20_1">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Title2_7e_LT_7e_Gliederung_20_1" style:list-style-name="L2">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Title2_7e_LT_7e_Gliederung_20_1">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Title2_7e_LT_7e_Gliederung_20_1" style:list-style-name="L2">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WenQuanYi Micro Hei" style:font-size-asian="12pt" style:font-style-asian="normal" style:font-weight-asian="normal" style:font-name-complex="WenQuanYi Micro Hei" style:font-size-complex="12pt" style:font-style-complex="normal" style:font-weight-complex="normal" style:text-emphasize="none" style:text-overline-style="none" style:text-overline-color="font-color"/>
    </style:style>
    <style:style style:name="P8" style:family="paragraph" style:parent-style-name="Title2_7e_LT_7e_Gliederung_20_1" style:list-style-name="L2">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WenQuanYi Micro Hei" style:font-size-asian="12pt" style:font-style-asian="normal" style:font-weight-asian="normal" style:font-name-complex="WenQuanYi Micro Hei" style:font-size-complex="12pt" style:font-style-complex="normal" style:font-weight-complex="normal" style:text-emphasize="none" style:text-overline-style="none" style:text-overline-color="font-color"/>
    </style:style>
    <style:style style:name="P9" style:family="paragraph" style:parent-style-name="Title2_7e_LT_7e_Gliederung_20_1" style:list-style-name="L2">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0" style:family="paragraph" style:parent-style-name="Title2_7e_LT_7e_Gliederung_20_1">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1" style:family="paragraph" style:parent-style-name="Title2_7e_LT_7e_Gliederung_20_1" style:list-style-name="L2">
      <style:paragraph-properties fo:margin-left="0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2" style:family="paragraph" style:parent-style-name="Title2_7e_LT_7e_Gliederung_20_1" style:list-style-name="L2">
      <style:paragraph-properties fo:margin-left="-0.02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3" style:family="paragraph" style:parent-style-name="Title2_7e_LT_7e_Gliederung_20_1" style:list-style-name="L2">
      <style:paragraph-properties fo:margin-left="-0.02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Title2_7e_LT_7e_Gliederung_20_1" style:list-style-name="L2">
      <style:paragraph-properties fo:margin-left="-0.02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5" style:family="paragraph" style:parent-style-name="Title2_7e_LT_7e_Gliederung_20_1" style:list-style-name="L2">
      <style:paragraph-properties fo:margin-left="-0.02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6" style:family="paragraph" style:parent-style-name="Title2_7e_LT_7e_Gliederung_20_1">
      <style:paragraph-properties fo:margin-left="-0.02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7" style:family="paragraph" style:parent-style-name="Title2_7e_LT_7e_Gliederung_20_1" style:list-style-name="L2">
      <style:paragraph-properties fo:margin-left="-0.476cm" fo:margin-right="0cm" fo:margin-top="0.245cm" fo:margin-bottom="0cm" fo:line-height="90%" fo:text-align="start" style:justify-single-word="false" fo:text-indent="0cm" style:auto-text-indent="false" style:text-autospace="none" style:writing-mode="lr-tb">
        <style:tab-stops>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style:font-name="Ubuntu" fo:font-size="12pt" style:font-size-asian="12pt" style:font-size-complex="12pt"/>
    </style:style>
    <style:style style:name="P18" style:family="paragraph" style:parent-style-name="Title2_7e_LT_7e_Gliederung_20_1" style:list-style-name="L2">
      <style:paragraph-properties fo:margin-left="-0.476cm" fo:margin-right="0cm" fo:margin-top="0.245cm" fo:margin-bottom="0cm" fo:line-height="90%" fo:text-align="start" style:justify-single-word="false" fo:text-indent="0cm" style:auto-text-indent="false" style:text-autospace="none" style:writing-mode="lr-tb">
        <style:tab-stops>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WenQuanYi Micro Hei" style:font-size-asian="12pt" style:font-style-asian="normal" style:font-weight-asian="normal" style:font-name-complex="WenQuanYi Micro Hei" style:font-size-complex="12pt" style:font-style-complex="normal" style:font-weight-complex="normal" style:text-emphasize="none" style:text-overline-style="none" style:text-overline-color="font-color"/>
    </style:style>
    <style:style style:name="P19" style:family="paragraph" style:parent-style-name="Title2_7e_LT_7e_Gliederung_20_1" style:list-style-name="L2">
      <style:paragraph-properties fo:margin-left="-0.476cm" fo:margin-right="0cm" fo:margin-top="0.245cm" fo:margin-bottom="0cm" fo:line-height="90%" fo:text-align="start" style:justify-single-word="false" fo:text-indent="0cm" style:auto-text-indent="false" style:text-autospace="none" style:writing-mode="lr-tb">
        <style:tab-stops>
          <style:tab-stop style:position="-0.953cm"/>
          <style:tab-stop style:position="-0.658cm"/>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0" style:family="paragraph" style:parent-style-name="Title2_7e_LT_7e_Gliederung_20_1" style:list-style-name="L2">
      <style:paragraph-properties fo:margin-left="-0.476cm" fo:margin-right="0cm" fo:margin-top="0.245cm" fo:margin-bottom="0cm" fo:line-height="90%" fo:text-align="start" style:justify-single-word="false" fo:text-indent="0cm" style:auto-text-indent="false" style:text-autospace="none" style:writing-mode="lr-tb">
        <style:tab-stops>
          <style:tab-stop style:position="0cm"/>
          <style:tab-stop style:position="0.591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69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s>
      </style:paragraph-properties>
      <style:text-properties fo:color="#000000" style:text-outline="false" style:text-line-through-style="none" style:font-name="Ubuntu"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 style:family="text">
      <style:text-properties style:font-name-asian="Arial" style:font-name-complex="Arial"/>
    </style:style>
    <style:style style:name="T2" style:family="text">
      <style:text-properties fo:color="#000000" style:text-outline="false" style:text-line-through-style="none" fo:font-style="normal" fo:text-shadow="none" style:text-underline-style="none" fo:font-weight="normal" style:letter-kerning="true"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fo:color="#000000" style:text-outline="false" style:text-line-through-style="none" fo:font-style="normal" fo:text-shadow="none" style:text-underline-style="none" fo:font-weight="normal" style:letter-kerning="true" style:font-name-asian="WenQuanYi Micro Hei" style:font-style-asian="normal" style:font-weight-asian="normal" style:font-name-complex="WenQuanYi Micro Hei"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fo:font-weight="bold" style:letter-kerning="true" style:font-name-asian="Arial" style:font-style-asian="normal" style:font-weight-asian="bold" style:font-name-complex="Arial" style:font-style-complex="normal" style:font-weight-complex="bold" style:text-emphasize="none" style:text-overline-style="none" style:text-overline-color="font-color"/>
    </style:style>
    <style:style style:name="T5" style:family="text">
      <style:text-properties fo:color="#000000" style:text-outline="false" style:text-line-through-style="none" fo:font-style="normal" fo:text-shadow="none" style:text-underline-style="none" fo:font-weight="bold" style:letter-kerning="true" style:font-name-asian="WenQuanYi Micro Hei" style:font-style-asian="normal" style:font-weight-asian="bold" style:font-name-complex="WenQuanYi Micro Hei" style:font-style-complex="normal" style:font-weight-complex="bold" style:text-emphasize="none" style:text-overline-style="none" style:text-overline-color="font-color"/>
    </style:style>
    <style:style style:name="T6" style:family="text">
      <style:text-properties style:font-name="Ubuntu" fo:font-size="12pt" style:font-size-asian="12pt" style:font-size-complex="12pt"/>
    </style:style>
    <style:style style:name="T7" style:family="text">
      <style:text-properties style:font-name-asian="WenQuanYi Micro Hei" style:font-name-complex="WenQuanYi Micro He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ing 1 :</text:p>
      <text:p text:style-name="P2"><text:span text:style-name="T1">RUBY parses a file by looking for </text:span>&lt;br/&gt; one of the special tags that tells it to start interpreting the text as RUBY code. The parser then executes all of the code it finds until it runs into a RUBY closing &lt;br/&gt; tag.</text:p>
      <text:p text:style-name="P1">String 2 :</text:p>
      <text:p text:style-name="P2"><text:span text:style-name="T1">RUBY does not require (or support) </text:span>explicit type definition in variable declaration; a variable's type is determined by the context in which the variable is used.</text:p>
      <text:p text:style-name="P2"/>
      <text:list xml:id="list490524710" text:style-name="L1">
        <text:list-header>
          <text:p text:style-name="P3">1.<text:tab/>Find occurance of RUBY from string</text:p>
          <text:p text:style-name="P3">Ans:</text:p>
          <text:p text:style-name="P3">String_one="RUBY parses a file by looking for &lt;br/&gt; one of the special tags that tells it to start interpreting the text as RUBY code. The parser then executes all of the code it finds until it runs into a RUBY closing &lt;br/&gt; tag."</text:p>
        </text:list-header>
      </text:list>
      <text:p text:style-name="P4">String_one.include? 'RUBY'</text:p>
      <text:p text:style-name="P4">=&gt; true</text:p>
      <text:p text:style-name="P4"/>
      <text:list xml:id="list1121231003" text:style-name="L2">
        <text:list-item>
          <text:p text:style-name="P9"><text:span text:style-name="T2">Find the position where RUBY </text:span><text:span text:style-name="T3">occures in the string 1.</text:span></text:p>
          <text:p text:style-name="P9"><text:span text:style-name="T3">Ans:</text:span></text:p>
          <text:p text:style-name="P9"><text:span text:style-name="T3">irb(main):007:0&gt; String_one.index 'RUBY'</text:span></text:p>
          <text:p text:style-name="P9"><text:span text:style-name="T3">=&gt; 0</text:span></text:p>
          <text:p text:style-name="P9"><text:span text:style-name="T3"></text:span></text:p>
        </text:list-item>
        <text:list-item>
          <text:p text:style-name="P14"><text:span text:style-name="T4">Create array of words in string 1 &amp; </text:span><text:span text:style-name="T5">print them using a recursive function.</text:span></text:p>
          <text:p text:style-name="P14"><text:span text:style-name="T5">Ans:</text:span></text:p>
          <text:p text:style-name="P14"><text:span text:style-name="T5">irb(main):128:0&gt; a=String_one.split(" ")</text:span></text:p>
          <text:p text:style-name="P14"><text:span text:style-name="T5">=&gt; ["RUBY", "parses", "a", "file", "by", "looking", "for", "&lt;br/&gt;", "one", "of", "the", "special", "tags", "that", "tells", "it", "to", "start", "interpreting", "the", "text", "as", "RUBY", "code.", "The", "parser", "then", "executes", "all", "of", "the", "code", "it", "finds", "until", "it", "runs", "into", "a", "RUBY", "closing", "&lt;br/&gt;", "tag."]</text:span></text:p>
          <text:p text:style-name="P14"><text:span text:style-name="T5">irb(main):129:0&gt; a.each do |j| puts j end</text:span></text:p>
          <text:p text:style-name="P14"><text:span text:style-name="T5">RUBY</text:span></text:p>
          <text:p text:style-name="P14"><text:span text:style-name="T5">parses</text:span></text:p>
          <text:p text:style-name="P14"><text:span text:style-name="T5">a</text:span></text:p>
          <text:p text:style-name="P14"><text:span text:style-name="T5">file</text:span></text:p>
          <text:p text:style-name="P14"><text:span text:style-name="T5">by</text:span></text:p>
          <text:p text:style-name="P14"><text:span text:style-name="T5">looking</text:span></text:p>
          <text:p text:style-name="P14"><text:span text:style-name="T5">for</text:span></text:p>
          <text:p text:style-name="P14"><text:span text:style-name="T5">&lt;br/&gt;</text:span></text:p>
          <text:p text:style-name="P14"><text:span text:style-name="T5">one</text:span></text:p>
          <text:p text:style-name="P14"><text:span text:style-name="T5">of</text:span></text:p>
          <text:p text:style-name="P14"><text:span text:style-name="T5">the</text:span></text:p>
          <text:p text:style-name="P14"><text:soft-page-break/><text:span text:style-name="T5">special</text:span></text:p>
          <text:p text:style-name="P14"><text:span text:style-name="T5">tags</text:span></text:p>
          <text:p text:style-name="P14"><text:span text:style-name="T5">that</text:span></text:p>
          <text:p text:style-name="P14"><text:span text:style-name="T5">tells</text:span></text:p>
          <text:p text:style-name="P14"><text:span text:style-name="T5">it</text:span></text:p>
          <text:p text:style-name="P14"><text:span text:style-name="T5">to</text:span></text:p>
          <text:p text:style-name="P14"><text:span text:style-name="T5">start</text:span></text:p>
          <text:p text:style-name="P14"><text:span text:style-name="T5">interpreting</text:span></text:p>
          <text:p text:style-name="P14"><text:span text:style-name="T5">the</text:span></text:p>
          <text:p text:style-name="P14"><text:span text:style-name="T5">text</text:span></text:p>
          <text:p text:style-name="P14"><text:span text:style-name="T5">as</text:span></text:p>
          <text:p text:style-name="P14"><text:span text:style-name="T5">RUBY</text:span></text:p>
          <text:p text:style-name="P14"><text:span text:style-name="T5">code.</text:span></text:p>
          <text:p text:style-name="P14"><text:span text:style-name="T5">The</text:span></text:p>
          <text:p text:style-name="P14"><text:span text:style-name="T5">parser</text:span></text:p>
          <text:p text:style-name="P14"><text:span text:style-name="T5">then</text:span></text:p>
          <text:p text:style-name="P14"><text:span text:style-name="T5">executes</text:span></text:p>
          <text:p text:style-name="P14"><text:span text:style-name="T5">all</text:span></text:p>
          <text:p text:style-name="P14"><text:span text:style-name="T5">of</text:span></text:p>
          <text:p text:style-name="P14"><text:span text:style-name="T5">the</text:span></text:p>
          <text:p text:style-name="P14"><text:span text:style-name="T5">code</text:span></text:p>
          <text:p text:style-name="P14"><text:span text:style-name="T5">it</text:span></text:p>
          <text:p text:style-name="P14"><text:span text:style-name="T5">finds</text:span></text:p>
          <text:p text:style-name="P14"><text:span text:style-name="T5">until</text:span></text:p>
          <text:p text:style-name="P14"><text:span text:style-name="T5">it</text:span></text:p>
          <text:p text:style-name="P14"><text:span text:style-name="T5">runs</text:span></text:p>
          <text:p text:style-name="P14"><text:span text:style-name="T5">into</text:span></text:p>
          <text:p text:style-name="P14"><text:span text:style-name="T5">a</text:span></text:p>
          <text:p text:style-name="P14"><text:span text:style-name="T5">RUBY</text:span></text:p>
          <text:p text:style-name="P14"><text:span text:style-name="T5">closing</text:span></text:p>
          <text:p text:style-name="P14"><text:span text:style-name="T5">&lt;br/&gt;</text:span></text:p>
          <text:p text:style-name="P14"><text:span text:style-name="T5">tag.</text:span></text:p>
          <text:p text:style-name="P14"><text:span text:style-name="T5"/></text:p>
        </text:list-item>
        <text:list-item>
          <text:p text:style-name="P12">Capitalise string 1</text:p>
          <text:p text:style-name="P14">Ans:</text:p>
          <text:p text:style-name="P14">irb(main):010:0&gt; String_one.capitalize!</text:p>
          <text:p text:style-name="P14">=&gt; "Ruby parses a file by looking for &lt;br/&gt; one of the special tags that tells it to start interpreting the text as ruby code. the parser then executes all of the code it finds until it <text:soft-page-break/>runs into a ruby closing &lt;br/&gt; tag."</text:p>
          <text:p text:style-name="P14"/>
        </text:list-item>
        <text:list-item>
          <text:p text:style-name="P12">Combine string 1 &amp; 2.</text:p>
          <text:p text:style-name="P12">Ans:</text:p>
          <text:p text:style-name="P12">irb(main):009:0&gt; String_two="RUBY does not require (or support) explicit type definition in variable declaration; a variable's type is determined by the context in which the variable is used."</text:p>
          <text:p text:style-name="P12">irb(main):013:0&gt; String_one + " " + String_two</text:p>
          <text:p text:style-name="P5">=&gt; "Ruby parses a file by looking for &lt;br/&gt; one of the special tags that tells it to start interpreting the text as ruby code. the parser then executes all of the code it finds until it runs into a ruby closing &lt;br/&gt; tag. RUBY does not require (or support) explicit type definition in variable declaration; a variable's type is determined by the context in which the variable is used."</text:p>
        </text:list-item>
      </text:list>
      <text:p text:style-name="P4"/>
      <text:p text:style-name="P4">irb(main):014:0&gt; String_one.concat(String_two)</text:p>
      <text:p text:style-name="P4">=&gt; "Ruby parses a file by looking for &lt;br/&gt; one of the special tags that tells it to start interpreting the text as ruby code. the parser then executes all of the code it finds until it runs into a ruby closing &lt;br/&gt; tag.RUBY does not require (or support) explicit type definition in variable declaration; a variable's type is determined by the context in which the variable is used."</text:p>
      <text:list xml:id="list171542299" text:continue-numbering="true" text:style-name="L2">
        <text:list-header>
          <text:p text:style-name="P12"/>
        </text:list-header>
        <text:list-item>
          <text:p text:style-name="P12">Print string 1 &amp; 2 using heredoc.</text:p>
          <text:p text:style-name="P14">Ans:</text:p>
          <text:p text:style-name="P14">irb(main):102:0&gt; String_one=&lt;&lt;END_OF_STRING</text:p>
          <text:p text:style-name="P14">irb(main):103:0" RUBY parses a file by looking for one of </text:p>
          <text:p text:style-name="P14">irb(main):104:0" the special tags that tells it to start</text:p>
          <text:p text:style-name="P14">irb(main):105:0" interpreting the text as RUBY code. Thger parse then</text:p>
          <text:p text:style-name="P14">irb(main):106:0" executes all of the code it finds until it runs into a RUBY</text:p>
          <text:p text:style-name="P14">irb(main):107:0" closing tag</text:p>
          <text:p text:style-name="P14">irb(main):108:0" END_OF_STRING</text:p>
          <text:p text:style-name="P14">=&gt; "RUBY parses a file by looking for one of \nthe special tags that tells it to start\ninterpreting the text as RUBY code. Thger parse then\nexecutes all of the code it finds until it runs into a RUBY\nclosing tag\n"</text:p>
        </text:list-item>
      </text:list>
      <text:p text:style-name="P16"/>
      <text:p text:style-name="P16">irb(main):109:0&gt; string_two=&lt;&lt;END_OF_STRING</text:p>
      <text:p text:style-name="P16">irb(main):110:0" RUBY does not require (or support) explicit type</text:p>
      <text:p text:style-name="P16">irb(main):111:0" definition in variable declaration; a variable's type is determined </text:p>
      <text:p text:style-name="P16">irb(main):112:0" by the context in which the variable is used.</text:p>
      <text:p text:style-name="P16">irb(main):113:0" END_OF_STRING</text:p>
      <text:p text:style-name="P16">=&gt; "RUBY does not require (or support) explicit type\ndefinition in variable declaration; a variable's type is determined \nby the context in which the variable is used.\n"</text:p>
      <text:p text:style-name="P10"/>
      <text:p text:style-name="P10"/>
      <text:list xml:id="list1598355726" text:continue-numbering="true" text:style-name="L2">
        <text:list-item>
          <text:p text:style-name="P14"><text:span text:style-name="T2">Print current date</text:span></text:p>
          <text:p text:style-name="P14"><text:span text:style-name="T2">Ans:</text:span></text:p>
          <text:p text:style-name="P14"><text:span text:style-name="T2">irb(main):051:0&gt; t = Time.now()</text:span></text:p>
          <text:p text:style-name="P14"><text:span text:style-name="T2">=&gt; Thu Dec 13 15:40:00 +0530 2012</text:span></text:p>
          <text:p text:style-name="P14"><text:span text:style-name="T2">irb(main):052:0&gt; t.strftime("The date is %m/%d/%y")</text:span></text:p>
          <text:p text:style-name="P14"><text:span text:style-name="T2">=&gt; "The date is 12/13/12"</text:span></text:p>
        </text:list-item>
        <text:list-item>
          <text:p text:style-name="P14"><text:span text:style-name="T2">Print 12th Jan 2012</text:span></text:p>
          <text:p text:style-name="P14"><text:span text:style-name="T2">Ans:</text:span></text:p>
          <text:p text:style-name="P14"><text:span text:style-name="T2">irb(main):068:0&gt; time=Time.now.strftime("%Y-%m-%d")</text:span></text:p>
          <text:p text:style-name="P14"><text:span text:style-name="T2">=&gt; "2012-01-12"</text:span></text:p>
        </text:list-item>
        <text:list-item>
          <text:p text:style-name="P12"><text:s/>add 7 days in current date</text:p>
          <text:p text:style-name="P12">Ans:</text:p>
          <text:p text:style-name="P12">irb(main):057:0&gt; t=Time.now()</text:p>
          <text:p text:style-name="P12">=&gt; Thu Dec 13 15:54:39 +0530 2012</text:p>
          <text:p text:style-name="P12">irb(main):058:0&gt; Time.gm(t.year,t.month,t.day+7)</text:p>
          <text:p text:style-name="P12">=&gt; Thu Dec 20 00:00:00 UTC 2012</text:p>
        </text:list-item>
        <text:list-item>
          <text:p text:style-name="P12">Cut the string 1 into 4 parts &amp; print <text:span text:style-name="T7">it.</text:span></text:p>
          <text:p text:style-name="P14"><text:span text:style-name="T2">Ans:</text:span></text:p>
          <text:p text:style-name="P14"><text:span text:style-name="T2">irb(main):003:0&gt; String_one.split(//,4)</text:span></text:p>
          <text:p text:style-name="P9"><text:span text:style-name="T2">=&gt; ["R", "U", "B", "Y parses a file by looking for &lt;br/&gt; one of the special tags that tells it to start interpreting the text as RUBY code. The parser then executes all of the code it finds until it runs into a RUBY closing &lt;br/&gt; tag."]</text:span></text:p>
        </text:list-item>
        <text:list-item>
          <text:p text:style-name="P7"><text:span text:style-name="T1">11. Divide the string 1 by occurances </text:span>of '.'. Combine the array in reverse word sequence</text:p>
          <text:p text:style-name="P7">Ans:</text:p>
          <text:p text:style-name="P7">irb(main):006:0&gt; String_ans=String_one.split('.').reverse</text:p>
          <text:p text:style-name="P7">=&gt; [" The parser then executes all of the code it finds until it runs into a RUBY closing &lt;br/&gt; tag", "RUBY parses a file by looking for &lt;br/&gt; one of the special tags that tells it to start interpreting the text as RUBY code"]</text:p>
        </text:list-item>
        <text:list-item>
          <text:p text:style-name="P7"><text:span text:style-name="T1">Remove the HTML characters </text:span>from string.</text:p>
          <text:p text:style-name="P7">Ans:</text:p>
          <text:p text:style-name="P7">String_one.gsub(/&lt;\/?[^&gt;]*&gt;/,"")</text:p>
          <text:p text:style-name="P7">=&gt; "RUBY parses a file by looking for <text:s/>one of the special tags that tells it to start interpreting the text as RUBY code. The parser then executes all of the code it finds until it runs into a RUBY closing <text:s/>tag."</text:p>
          <text:p text:style-name="P7"/>
        </text:list-item>
        <text:list-item>
          <text:p text:style-name="P7"><text:span text:style-name="T1">Print the 'RUBY' word from string 1 </text:span>by traversing it using string functions</text:p>
          <text:p text:style-name="P7">Ans:</text:p>
          <text:p text:style-name="P9"><text:span text:style-name="T2">irb(main):020:0&gt; String_one.scan('RUBY')</text:span></text:p>
          <text:p text:style-name="P8"><text:span text:style-name="T1">=&gt; ["RUBY", "RUBY", "RUBY"]</text:span></text:p>
          <text:p text:style-name="P19"><text:span text:style-name="T1"/></text:p>
        </text:list-item>
        <text:list-item>
          <text:p text:style-name="P19">Find the length of string 1 &amp; 2</text:p>
          <text:p text:style-name="P19">Ans:</text:p>
          <text:p text:style-name="P19">irb(main):023:0&gt; String_one.length</text:p>
          <text:p text:style-name="P19">=&gt; 217</text:p>
          <text:p text:style-name="P19">irb(main):024:0&gt; String_two.length</text:p>
          <text:p text:style-name="P19">=&gt; 162</text:p>
        </text:list-item>
        <text:list-item>
          <text:p text:style-name="P18"><text:span text:style-name="T1">Create file &amp; write string 1 to that </text:span>file using RUBY functions.</text:p>
          <text:p text:style-name="P18">Ans:</text:p>
          <text:p text:style-name="P18">irb(main):035:0&gt;fhandler=File.new("first","w")</text:p>
          <text:p text:style-name="P18">=&gt; #&lt;<text:a xlink:type="simple" xlink:href="../../../../../../first">File:first</text:a>&gt;</text:p>
          <text:p text:style-name="P18">irb(main):036:0&gt; fhandler=File.open("first","w")</text:p>
          <text:p text:style-name="P18"><text:soft-page-break/>=&gt; #&lt;<text:a xlink:type="simple" xlink:href="../../../../../../first">File:first</text:a>&gt;</text:p>
          <text:p text:style-name="P18">irb(main):037:0&gt; fhandler.syswrite(String_one)</text:p>
          <text:p text:style-name="P18">=&gt; 217</text:p>
          <text:p text:style-name="P18">irb(main):038:0&gt; fhandler=File.open("first","r")</text:p>
          <text:p text:style-name="P18">=&gt; #&lt;<text:a xlink:type="simple" xlink:href="../../../../../../first">File:first</text:a>&gt;</text:p>
          <text:p text:style-name="P18">fhandler.sysread(217)</text:p>
          <text:p text:style-name="P18">=&gt; "RUBY parses a file by looking for &lt;br/&gt; one of the special tags that tells it to start interpreting the text as RUBY code. The parser then executes all of the code it finds until it runs into a RUBY closing &lt;br/&gt; tag."</text:p>
          <text:p text:style-name="P18"><text:span text:style-name="T1"/></text:p>
        </text:list-item>
        <text:list-item>
          <text:p text:style-name="P18"><text:span text:style-name="T1">Print all Global varibles provided </text:span>by RUBY</text:p>
          <text:p text:style-name="P17">Ans:</text:p>
          <text:p text:style-name="P17">irb(main):053:0&gt; global_variables</text:p>
          <text:p text:style-name="P17">=&gt; ["$global_variables", "$-w", "$:", "$.", "$KCODE", "$-F", "$*", "$stderr", "$,", "$`", "$binding", "$-p", "$\"", "$$", "$&lt;", "$@", "$-v", "$-i", "$deferr", "$\\", "$=", "$;", "$PROGRAM_NAME", "$stdout", "$&amp;", "$-d", "$LOAD_PATH", "$-a", "$VERBOSE", "$FILENAME", "$defout", "$-0", "$+", "$0", "$stdin", "$~", "$global_variable", "$DEBUG", "$-I", "$_", "$-K", "$&gt;", "$/", "$'", "$-l", "$LOADED_FEATURES", "$?", "$SAFE", "$!", "$&amp;", "$`", "$'", "$+", "$1", "$2", "$3", "$4", "$5", "$6", "$7", "$8", "$9"]</text:p>
        </text:list-item>
        <text:list-item>
          <text:p text:style-name="P18"><text:span text:style-name="T1">Usage and examples of Header </text:span>(RUBY) </text:p>
          <text:p text:style-name="P17">Ans:</text:p>
        </text:list-item>
        <text:list-item>
          <text:p text:style-name="P20">Redirect page 1 to page 2.</text:p>
          <text:p text:style-name="P20">Ans:</text:p>
          <text:p text:style-name="P20"/>
        </text:list-item>
        <text:list-item>
          <text:p text:style-name="P18"><text:span text:style-name="T1">Compare two dates. (12-4-2010 &amp; </text:span>12-5-2011). Calculate the days between these two dates.</text:p>
          <text:p text:style-name="P20">Ans:</text:p>
          <text:p text:style-name="P20">irb(main):082:0&gt; gap = Time.local(2011, 05, 12) - Time.local(2010, 04, 12)</text:p>
          <text:p text:style-name="P20">=&gt; 34128000.0</text:p>
          <text:p text:style-name="P20">irb(main):083:0&gt; gap = gap/(60*60*24)</text:p>
          <text:p text:style-name="P20">=&gt; 395.0</text:p>
        </text:list-item>
        <text:list-item>
          <text:p text:style-name="P18"><text:span text:style-name="T1">Print date after 20 days from </text:span>current date</text:p>
          <text:p text:style-name="P18">Ans:</text:p>
          <text:p text:style-name="P18"/>
        </text:list-item>
        <text:list-item>
          <text:p text:style-name="P20">Print date in array format.</text:p>
          <text:p text:style-name="P17">Ans:</text:p>
          <text:p text:style-name="P17">irb(main):094:0&gt; Time.now.to_a</text:p>
          <text:p text:style-name="P17">=&gt; [47, 11, 19, 13, 12, 2012, 4, 348, false, "IST"]</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Arial" svg:font-family="Arial" style:font-family-generic="swiss" style:font-pitch="fixed"/>
    <style:font-face style:name="ＭＳ Ｐゴシック" svg:font-family="'ＭＳ Ｐゴシック'" style:font-family-generic="swiss" style:font-pitch="fixed"/>
    <style:font-face style:name="Lohit Hindi" svg:font-family="'Lohit Hindi'" style:font-pitch="variable"/>
    <style:font-face style:name="Ubuntu" svg:font-family="Ubuntu" style:font-pitch="variable"/>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font-name="WenQuanYi Micro Hei" fo:font-size="24pt" fo:font-style="normal" fo:text-shadow="none" style:text-underline-style="none" fo:font-weight="normal"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100%"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5ffff" style:text-outline="false" style:text-line-through-style="none" style:font-name="WenQuanYi Micro Hei" fo:font-size="36pt" fo:font-style="normal" fo:text-shadow="none" style:text-underline-style="none" fo:font-weight="normal" style:font-name-asian="WenQuanYi Micro Hei" style:font-size-asian="36pt" style:font-style-asian="normal" style:font-weight-asian="normal" style:font-name-complex="WenQuanYi Micro Hei"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font-name="WenQuanYi Micro Hei" fo:font-size="24pt" fo:font-style="normal" fo:text-shadow="none" style:text-underline-style="none" fo:font-weight="normal"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100%"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100%"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100%"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100%"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100%"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5ffff" style:text-outline="false" style:text-line-through-style="none" style:font-name="WenQuanYi Micro Hei" fo:font-size="36pt" fo:font-style="normal" fo:text-shadow="none" style:text-underline-style="none" fo:font-weight="normal" style:letter-kerning="true" style:font-name-asian="WenQuanYi Micro Hei" style:font-size-asian="36pt" style:font-style-asian="normal" style:font-weight-asian="normal" style:font-name-complex="WenQuanYi Micro Hei"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100%" fo:margin-left="0.953cm" fo:margin-right="0cm" fo:margin-top="0cm" fo:margin-bottom="0.503cm"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100%"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100%"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100%"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100%"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100%" fo:margin-left="0cm" fo:margin-right="0cm" fo:margin-top="0cm" fo:margin-bottom="0cm"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100%"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WenQuanYi Micro Hei" fo:font-size="24pt" fo:font-style="normal" fo:text-shadow="none" style:text-underline-style="none" fo:font-weight="normal" style:letter-kerning="true" style:font-name-asian="WenQuanYi Micro Hei" style:font-size-asian="24pt" style:font-style-asian="normal" style:font-weight-asian="normal" style:font-name-complex="WenQuanYi Micro Hei" style:font-size-complex="24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WW-Heading123456" style:family="paragraph" style:parent-style-name="Standard">
      <style:paragraph-properties fo:margin-top="0.42cm" fo:margin-bottom="0.21cm"/>
    </style:style>
    <style:style style:name="WW-Heading1234567" style:family="paragraph" style:parent-style-name="Standard">
      <style:paragraph-properties fo:margin-top="0.42cm" fo:margin-bottom="0.21cm"/>
    </style:style>
    <style:style style:name="WW-Heading12345678" style:family="paragraph" style:parent-style-name="Standard">
      <style:paragraph-properties fo:margin-top="0.42cm" fo:margin-bottom="0.21cm"/>
    </style:style>
    <style:style style:name="WW-Heading123456789" style:family="paragraph" style:parent-style-name="Standard">
      <style:paragraph-properties fo:margin-top="0.42cm" fo:margin-bottom="0.21cm"/>
    </style:style>
    <style:style style:name="WW-Heading12345678910" style:family="paragraph" style:parent-style-name="Standard">
      <style:paragraph-properties fo:margin-top="0.42cm" fo:margin-bottom="0.21cm"/>
    </style:style>
    <style:style style:name="WW-Heading1234567891011" style:family="paragraph" style:parent-style-name="Standard">
      <style:paragraph-properties fo:margin-top="0.42cm" fo:margin-bottom="0.21cm"/>
    </style:style>
    <style:style style:name="WW-Heading123456789101112" style:family="paragraph" style:parent-style-name="Standard">
      <style:paragraph-properties fo:margin-top="0.42cm" fo:margin-bottom="0.21cm"/>
    </style:style>
    <style:style style:name="WW-Heading12345678910111213" style:family="paragraph" style:parent-style-name="Standard">
      <style:paragraph-properties fo:margin-top="0.42cm" fo:margin-bottom="0.21cm"/>
    </style:style>
    <style:style style:name="WW-Heading1234567891011121314" style:family="paragraph" style:parent-style-name="Standard">
      <style:paragraph-properties fo:margin-top="0.42cm" fo:margin-bottom="0.21cm"/>
    </style:style>
    <style:style style:name="WW-Heading123456789101112131415" style:family="paragraph" style:parent-style-name="Standard">
      <style:paragraph-properties fo:margin-top="0.42cm" fo:margin-bottom="0.21cm"/>
    </style:style>
    <style:style style:name="WW-Heading12345678910111213141516" style:family="paragraph" style:parent-style-name="Standard">
      <style:paragraph-properties fo:margin-top="0.42cm" fo:margin-bottom="0.21cm"/>
    </style:style>
    <style:style style:name="WW-Heading1234567891011121314151617" style:family="paragraph" style:parent-style-name="Standard">
      <style:paragraph-properties fo:margin-top="0.42cm" fo:margin-bottom="0.21cm"/>
    </style:style>
    <style:style style:name="WW-Heading123456789101112131415161718" style:family="paragraph" style:parent-style-name="Standard">
      <style:paragraph-properties fo:margin-top="0.42cm" fo:margin-bottom="0.21cm"/>
    </style:style>
    <style:style style:name="WW-Heading12345678910111213141516171819" style:family="paragraph" style:parent-style-name="Standard">
      <style:paragraph-properties fo:margin-top="0.42cm" fo:margin-bottom="0.21cm"/>
    </style:style>
    <style:style style:name="WW-Heading1234567891011121314151617181920" style:family="paragraph" style:parent-style-name="Standard">
      <style:paragraph-properties fo:margin-top="0.42cm" fo:margin-bottom="0.21cm"/>
    </style:style>
    <style:style style:name="WW-Heading123456789101112131415161718192021" style:family="paragraph" style:parent-style-name="Standard">
      <style:paragraph-properties fo:margin-top="0.42cm" fo:margin-bottom="0.21cm"/>
    </style:style>
    <style:style style:name="Numbering_20_Symbols" style:display-name="Numbering Symbols" style:family="text">
      <style:text-properties style:font-name="Ubuntu"/>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bonise </meta:initial-creator>
    <meta:creation-date>2012-12-13T14:46:37</meta:creation-date>
    <dc:date>2012-12-13T19:38:55</dc:date>
    <dc:creator>webonise </dc:creator>
    <meta:editing-duration>PT4H21M58S</meta:editing-duration>
    <meta:editing-cycles>11</meta:editing-cycles>
    <meta:generator>LibreOffice/3.5$Linux_x86 LibreOffice_project/350m1$Build-2</meta:generator>
    <meta:document-statistic meta:table-count="0" meta:image-count="0" meta:object-count="0" meta:page-count="4" meta:paragraph-count="159" meta:word-count="1162" meta:character-count="5857" meta:non-whitespace-character-count="6260"/>
  </office:meta>
</office:document-meta>
</file>